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5d8" officeooo:paragraph-rsid="001a95d8"/>
    </style:style>
    <style:style style:name="P2" style:family="paragraph" style:parent-style-name="Standard">
      <style:paragraph-properties fo:line-height="115%" fo:text-align="center" style:justify-single-word="false"/>
      <style:text-properties fo:font-size="15pt" officeooo:rsid="001a437a" officeooo:paragraph-rsid="001a437a" style:font-size-asian="15pt" style:font-size-complex="15pt"/>
    </style:style>
    <style:style style:name="P3" style:family="paragraph" style:parent-style-name="Standard">
      <style:paragraph-properties fo:line-height="115%"/>
      <style:text-properties fo:font-size="15pt" officeooo:rsid="001a437a" officeooo:paragraph-rsid="001a437a" style:font-size-asian="15pt" style:font-size-complex="15pt"/>
    </style:style>
    <style:style style:name="P4" style:family="paragraph" style:parent-style-name="Standard">
      <style:paragraph-properties fo:line-height="115%"/>
      <style:text-properties fo:font-size="15pt" officeooo:rsid="0027b778" officeooo:paragraph-rsid="0027b778" style:font-size-asian="15pt" style:font-size-complex="15pt"/>
    </style:style>
    <style:style style:name="P5" style:family="paragraph" style:parent-style-name="Standard">
      <style:paragraph-properties fo:line-height="115%"/>
      <style:text-properties fo:font-size="15pt" officeooo:rsid="0024ddab" officeooo:paragraph-rsid="0024ddab" style:font-size-asian="15pt" style:font-size-complex="15pt"/>
    </style:style>
    <style:style style:name="P6" style:family="paragraph" style:parent-style-name="Standard">
      <style:text-properties fo:font-size="15pt" officeooo:rsid="0025423d" officeooo:paragraph-rsid="003c02df" fo:background-color="transparent" style:font-size-asian="15pt" style:font-size-complex="15pt"/>
    </style:style>
    <style:style style:name="P7" style:family="paragraph" style:parent-style-name="Standard">
      <style:text-properties fo:font-size="15pt" officeooo:rsid="003f21d7" officeooo:paragraph-rsid="003f21d7" fo:background-color="transparent" style:font-size-asian="15pt" style:font-size-complex="15pt"/>
    </style:style>
    <style:style style:name="T1" style:family="text">
      <style:text-properties officeooo:rsid="001a95d8"/>
    </style:style>
    <style:style style:name="T2" style:family="text">
      <style:text-properties officeooo:rsid="001c4f94"/>
    </style:style>
    <style:style style:name="T3" style:family="text">
      <style:text-properties officeooo:rsid="001ddc99"/>
    </style:style>
    <style:style style:name="T4" style:family="text">
      <style:text-properties officeooo:rsid="001fab0f"/>
    </style:style>
    <style:style style:name="T5" style:family="text">
      <style:text-properties officeooo:rsid="002395c1"/>
    </style:style>
    <style:style style:name="T6" style:family="text">
      <style:text-properties officeooo:rsid="0025423d"/>
    </style:style>
    <style:style style:name="T7" style:family="text">
      <style:text-properties officeooo:rsid="002ba5aa"/>
    </style:style>
    <style:style style:name="T8" style:family="text">
      <style:text-properties fo:font-weight="bold" officeooo:rsid="0025423d" style:font-weight-asian="bold" style:font-weight-complex="bold" fo:background-color="#ffffff"/>
    </style:style>
    <style:style style:name="T9" style:family="text">
      <style:text-properties fo:font-weight="bold" style:font-weight-asian="bold" style:font-weight-complex="bold" fo:background-color="#ffffff"/>
    </style:style>
    <style:style style:name="T10" style:family="text">
      <style:text-properties fo:font-weight="bold" officeooo:rsid="0025423d" fo:background-color="#fff200" loext:char-shading-value="0" style:font-weight-asian="bold" style:font-weight-complex="bold"/>
    </style:style>
    <style:style style:name="T11" style:family="text">
      <style:text-properties fo:font-weight="bold" fo:background-color="#fff200" loext:char-shading-value="0" style:font-weight-asian="bold" style:font-weight-complex="bold"/>
    </style:style>
    <style:style style:name="T12" style:family="text">
      <style:text-properties fo:font-weight="bold" officeooo:rsid="0025423d" fo:background-color="transparent" loext:char-shading-value="0" style:font-weight-asian="bold" style:font-weight-complex="bold"/>
    </style:style>
    <style:style style:name="T13" style:family="text">
      <style:text-properties fo:font-weight="bold" officeooo:rsid="003a32e8" fo:background-color="transparent" loext:char-shading-value="0" style:font-weight-asian="bold" style:font-weight-complex="bold"/>
    </style:style>
    <style:style style:name="T14" style:family="text">
      <style:text-properties fo:font-weight="bold" officeooo:rsid="003b400e" fo:background-color="transparent" loext:char-shading-value="0" style:font-weight-asian="bold" style:font-weight-complex="bold"/>
    </style:style>
    <style:style style:name="T15" style:family="text">
      <style:text-properties fo:font-weight="bold" officeooo:rsid="003b400e" fo:background-color="#fff450" loext:char-shading-value="0" style:font-weight-asian="bold" style:font-weight-complex="bold"/>
    </style:style>
    <style:style style:name="T16" style:family="text">
      <style:text-properties fo:font-size="14pt" fo:font-weight="bold" officeooo:rsid="003a32e8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officeooo:rsid="00371e73"/>
    </style:style>
    <style:style style:name="T18" style:family="text">
      <style:text-properties officeooo:rsid="00384a68"/>
    </style:style>
    <style:style style:name="T19" style:family="text">
      <style:text-properties fo:font-size="12pt" fo:font-weight="bold" officeooo:rsid="003a32e8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officeooo:rsid="003a6823"/>
    </style:style>
    <style:style style:name="T21" style:family="text">
      <style:text-properties officeooo:rsid="003c02df"/>
    </style:style>
    <style:style style:name="T22" style:family="text">
      <style:text-properties officeooo:rsid="00411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onstruction <text:span text:style-name="T7">poulailler</text:span></text:p>
      <text:p text:style-name="P3">3 brouettes de béton l’un à <text:s/><text:span text:style-name="T3">700F CFA</text:span> <text:s text:c="2"/>= <text:span text:style-name="T4">1400F CFA</text:span></text:p>
      <text:p text:style-name="P3"><text:span text:style-name="T2">2</text:span> <text:span text:style-name="T1">charrettes</text:span> de sable <text:s/>à <text:s/><text:span text:style-name="T2">2500F CFA l’un = 5000F CFA</text:span></text:p>
      <text:p text:style-name="P3">35 briques 12 à 175<text:span text:style-name="T1">F CFA</text:span> l’un <text:s/>= <text:s/>6125fcfa <text:s/><text:span text:style-name="T20">+ transport (2000F CFA)</text:span></text:p>
      <text:p text:style-name="P3">2 sacs de ciments à <text:span text:style-name="T5">3000F CFA l’un = 6000F CFA</text:span></text:p>
      <text:p text:style-name="P4">2 Zinc 2500F CFA l’un = 5000F CFA</text:p>
      <text:p text:style-name="P5">Total : <text:span text:style-name="T6">1400+5000+6125+6000+5000F CFA= </text:span><text:span text:style-name="T10">23525F CFA</text:span><text:span text:style-name="T12"> </text:span><text:span text:style-name="T14">ou </text:span><text:span text:style-name="T15">25525F CFA</text:span></text:p>
      <text:p text:style-name="P6">P<text:span text:style-name="T21">lus une porte en fer de 4000F CFA <text:s/></text:span></text:p>
      <text:p text:style-name="P7">Environs 30 000F CFA</text:p>
      <text:p text:style-name="P7"/>
      <text:p text:style-name="P1"><text:span text:style-name="T17">D</text:span>emain installation de joomla <text:span text:style-name="T22">en local et mise en pratique per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3:11:30.605202112</meta:creation-date>
    <dc:date>2019-04-03T23:51:02.779545164</dc:date>
    <meta:editing-duration>PT39M17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8" meta:character-count="456" meta:non-whitespace-character-count="368"/>
  </office:meta>
</office:document-meta>
</file>